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70000012F280D4373.png"/>
  <manifest:file-entry manifest:media-type="image/png" manifest:full-path="Pictures/10000000000003DC00000204484F45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font-name="Monaco" fo:font-size="9pt" fo:font-style="normal" style:font-size-asian="9pt" style:font-style-asian="normal" style:font-size-complex="9pt" style:font-style-complex="normal"/>
    </style:style>
    <style:style style:name="P7" style:family="paragraph" style:parent-style-name="Illustration">
      <style:text-properties fo:font-style="italic" style:font-style-asian="italic" style:font-style-complex="italic"/>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4"/>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5">
      <style:text-properties fo:font-style="normal" style:font-style-asian="normal" style:font-style-complex="normal"/>
    </style:style>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9">
      <style:text-properties fo:font-style="normal" style:font-style-asian="normal" style:font-style-complex="normal"/>
    </style:style>
    <style:style style:name="P19" style:family="paragraph" style:parent-style-name="Text_20_body" style:list-style-name="L11">
      <style:text-properties fo:font-style="normal" style:font-style-asian="normal" style:font-style-complex="normal"/>
    </style:style>
    <style:style style:name="P20" style:family="paragraph" style:parent-style-name="Text_20_body" style:list-style-name="L13">
      <style:text-properties fo:font-style="normal" style:font-style-asian="normal" style:font-style-complex="normal"/>
    </style:style>
    <style:style style:name="P21" style:family="paragraph" style:parent-style-name="Text_20_body" style:list-style-name="L7">
      <style:text-properties fo:font-style="normal" fo:font-weight="normal" style:font-style-asian="normal" style:font-weight-asian="normal" style:font-style-complex="normal" style:font-weight-complex="normal"/>
    </style:style>
    <style:style style:name="P22" style:family="paragraph" style:parent-style-name="Text_20_body" style:list-style-name="L10">
      <style:text-properties fo:font-style="normal" fo:font-weight="normal" style:font-style-asian="normal" style:font-weight-asian="normal" style:font-style-complex="normal" style:font-weight-complex="normal"/>
    </style:style>
    <style:style style:name="P23" style:family="paragraph" style:parent-style-name="Text_20_body" style:list-style-name="L11">
      <style:text-properties fo:font-style="normal" fo:font-weight="normal" style:font-style-asian="normal" style:font-weight-asian="normal" style:font-style-complex="normal" style:font-weight-complex="normal"/>
    </style:style>
    <style:style style:name="P24" style:family="paragraph" style:parent-style-name="Text_20_body" style:list-style-name="L5"/>
    <style:style style:name="P25" style:family="paragraph" style:parent-style-name="Text_20_body" style:list-style-name="L5">
      <style:text-properties fo:color="#000000" style:font-name="Times New Roman" fo:font-size="12pt" style:font-size-asian="10.5pt" style:font-size-complex="12pt"/>
    </style:style>
    <style:style style:name="P26"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2"/>
    <style:style style:name="P32" style:family="paragraph" style:parent-style-name="Heading_20_2">
      <style:text-properties fo:font-style="normal" style:font-style-asian="normal" style:font-style-complex="normal"/>
    </style:style>
    <style:style style:name="P33" style:family="paragraph" style:parent-style-name="Standard" style:list-style-name="L2"/>
    <style:style style:name="P34" style:family="paragraph" style:parent-style-name="Standard" style:list-style-name="L3">
      <style:text-properties fo:font-style="normal" style:font-style-asian="normal" style:font-style-complex="normal"/>
    </style:style>
    <style:style style:name="P35" style:family="paragraph" style:parent-style-name="Standard" style:list-style-name="L10">
      <style:text-properties fo:font-style="normal" style:font-style-asian="normal" style:font-style-complex="normal"/>
    </style:style>
    <style:style style:name="P36" style:family="paragraph" style:parent-style-name="Standard" style:list-style-name="L10">
      <style:text-properties fo:font-style="normal" fo:font-weight="normal" style:font-style-asian="normal" style:font-weight-asian="normal" style:font-style-complex="normal" style:font-weight-complex="normal"/>
    </style:style>
    <style:style style:name="P37" style:family="paragraph" style:parent-style-name="Standard" style:list-style-name="L10"/>
    <style:style style:name="P38"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Introduction<text:tab/>1</text:p>
          <text:p text:style-name="P8">2 Setup and Configuration<text:tab/>1</text:p>
          <text:p text:style-name="P9">2.1 Installation<text:tab/>1</text:p>
          <text:p text:style-name="P9">2.2 JBoss Developer Studio Configuration<text:tab/>2</text:p>
          <text:p text:style-name="P9">2.3 Start the JBoss Enterprise BRMS Platform<text:tab/>4</text:p>
          <text:p text:style-name="P9">2.4 Importing Project Repository into BRM<text:tab/>4</text:p>
          <text:p text:style-name="P8">3 Running the Demo <text:tab/>5</text:p>
          <text:p text:style-name="P9">3.1 JBDS IDE unit test<text:tab/>5</text:p>
          <text:p text:style-name="P9">3.2 BRMS BRM demo <text:tab/>6</text:p>
          <text:p text:style-name="P10"><text:s/>Web Designer<text:tab/>6</text:p>
          <text:p text:style-name="P10"><text:s/>Build package for deployment<text:tab/>6</text:p>
          <text:p text:style-name="P9">3.3 Cool Store Demo deployment<text:tab/>6</text:p>
          <text:p text:style-name="P9">3.4 Cool Store Demo deployment<text:tab/>7</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1886054340" text:style-name="L1">
        <text:list-item>
          <text:p text:style-name="P11">\brms-coolstore-demo</text:p>
          <text:list>
            <text:list-item>
              <text:p text:style-name="P11">\installs – Initially empty, but will contain the BRMS platform downloads.</text:p>
            </text:list-item>
            <text:list-item>
              <text:p text:style-name="P11">\projects – The project that comprise the demo.</text:p>
            </text:list-item>
            <text:list-item>
              <text:p text:style-name="P11">\support – Additional supporting files used by the demo.</text:p>
            </text:list-item>
            <text:list-item>
              <text:p text:style-name="P11">\target – Will be created by running init.sh. Contains the fully configured BRMS runtime server.</text:p>
            </text:list-item>
            <text:list-item>
              <text:p text:style-name="P11">init.sh – Script to install and configure the run time server environment.</text:p>
            </text:list-item>
            <text:list-item>
              <text:p text:style-name="P11">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1566454435" text:style-name="L2">
        <text:list-item>
          <text:p text:style-name="P33">Under <text:span text:style-name="T1">JBoss Enterprise Platforms</text:span>, select the <text:span text:style-name="T1">BRMS Platform</text:span><text:span text:style-name="T4"> product.</text:span></text:p>
        </text:list-item>
        <text:list-item>
          <text:p text:style-name="P33"><text:span text:style-name="T4">Select version </text:span><text:span text:style-name="T1">5.3.</text:span><text:span text:style-name="T1">1</text:span><text:span text:style-name="T4"> in the </text:span><text:span text:style-name="T1">Version</text:span><text:span text:style-name="T4"> field.</text:span></text:p>
        </text:list-item>
        <text:list-item>
          <text:p text:style-name="P33"><text:span text:style-name="T4">Download </text:span><text:span text:style-name="T1">JBoss BRMS 5.3.</text:span><text:span text:style-name="T1">1 Deployable for EAP 6</text:span><text:span text:style-name="T1"><text:line-break/></text:span><text:soft-page-break/><text:span text:style-name="T1">(</text:span><text:span text:style-name="T4">Please note that this is the deployable distribution, not the standalone one.)</text:span></text:p>
        </text:list-item>
      </text:list>
      <text:p text:style-name="P1"/>
      <text:p text:style-name="P1">Now copy <text:span text:style-name="T6">brms-p-5.3.1.GA-deployable-ee6.zip</text:span>, to the brms-coolstore-demo's <text:span text:style-name="T1">installs</text:span> folder. Ensure that this file is executable by running:</text:p>
      <text:p text:style-name="P1"/>
      <text:p text:style-name="P3">$ chmod +x &lt;path-to-project&gt;/installs/brms-p-5.3.0.GA-deployable-ee6.zip</text:p>
      <text:p text:style-name="P1"/>
      <text:p text:style-name="P1">Download EAP 6 Platform:</text:p>
      <text:list xml:id="list65348245" text:continue-list="list1566454435" text:style-name="L2">
        <text:list-item text:start-value="1">
          <text:p text:style-name="P33">Under <text:span text:style-name="T1">JBoss Enterprise Platforms</text:span>, select the Application<text:span text:style-name="T1"> Platform</text:span><text:span text:style-name="T4"> product.</text:span></text:p>
        </text:list-item>
        <text:list-item>
          <text:p text:style-name="P33"><text:span text:style-name="T4">Select version </text:span><text:span text:style-name="T4">6.0</text:span><text:span text:style-name="T1">.</text:span><text:span text:style-name="T1">1</text:span><text:span text:style-name="T4"> in the </text:span><text:span text:style-name="T1">Version</text:span><text:span text:style-name="T4"> field.</text:span></text:p>
        </text:list-item>
        <text:list-item>
          <text:p text:style-name="P33"><text:span text:style-name="T4">Download </text:span><text:span text:style-name="T1">Aplication Platform 6.0.1 </text:span></text:p>
        </text:list-item>
      </text:list>
      <text:p text:style-name="P1"/>
      <text:p text:style-name="P1">Now copy <text:span text:style-name="T6">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685527717" text:continue-list="list65348245" text:style-name="L2">
        <text:list-item text:start-value="1">
          <text:p text:style-name="P33">Under <text:span text:style-name="T1">JBoss Enterprise Platforms</text:span>, select the Application<text:span text:style-name="T1"> Platform</text:span><text:span text:style-name="T4"> product.</text:span></text:p>
        </text:list-item>
        <text:list-item>
          <text:p text:style-name="P33"><text:span text:style-name="T4">Select version 6.0</text:span><text:span text:style-name="T1">.1</text:span><text:span text:style-name="T4"> in the </text:span><text:span text:style-name="T1">Version</text:span><text:span text:style-name="T4"> field.</text:span></text:p>
        </text:list-item>
        <text:list-item>
          <text:p text:style-name="P33"><text:span text:style-name="T4">Download </text:span><text:span text:style-name="T1">Application Platform 6.0.1 Maven Repository </text:span></text:p>
        </text:list-item>
      </text:list>
      <text:p text:style-name="P1"/>
      <text:p text:style-name="P1">Now copy <text:span text:style-name="T6">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683904688" text:style-name="L3">
        <text:list-item>
          <text:p text:style-name="P34">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34">Adjusted server security domain to include <text:span text:style-name="T1">brms, </text:span>copied new <text:span text:style-name="T1">standalone.xml </text:span>to <text:span text:style-name="T1">brms-coolstore-demo/target/jboss-eap-6.0/jboss-as/standalone/configuration</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text:soft-page-break/>Important: It is assumed that you already have JBoss Developer Studio installed. This demo has been tested with JBoss Developer Studio 6 (latest).</text:p>
      <text:p text:style-name="Text_20_body">Launch JBoss Developer Studio</text:p>
      <text:list xml:id="list1038950398" text:style-name="L4">
        <text:list-item>
          <text:p text:style-name="P12">Either select or switch to a new workspace by pointing to the <text:span text:style-name="T1">brms-coolstore-demo/projects</text:span><text:span text:style-name="T4"> folder.</text:span></text:p>
        </text:list-item>
        <text:list-item>
          <text:p text:style-name="P13">If the Welcome to JBoss Developer Studio screen appears, dismiss it by click the Workbench arrow in the upper right.</text:p>
        </text:list-item>
      </text:list>
      <text:p text:style-name="P4"/>
      <text:p text:style-name="P4">Setup EAP 6 <text:s/>Server</text:p>
      <text:list xml:id="list1031853014" text:style-name="L5">
        <text:list-item>
          <text:p text:style-name="P1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4">Click <text:span text:style-name="T1">new server wizard..</text:span>.</text:p>
        </text:list-item>
        <text:list-item>
          <text:p text:style-name="P14">Select <text:span text:style-name="T1">JBoss Enterprise Application Platform 6.x</text:span>. <text:s/>Click <text:span text:style-name="T1">Next</text:span>.</text:p>
        </text:list-item>
        <text:list-item>
          <text:p text:style-name="P14">Set Home Directory to <text:s/><text:span text:style-name="T1">brms-coolstore-demo/target/jboss-eap-6.0</text:span>.</text:p>
        </text:list-item>
        <text:list-item>
          <text:p text:style-name="P14">Click <text:span text:style-name="T1">Finish</text:span>.</text:p>
          <text:p text:style-name="P14"/>
        </text:list-item>
      </text:list>
      <text:p text:style-name="P4">Install SOA tools for BRMS</text:p>
      <text:list xml:id="list186722918" text:continue-list="list1031853014" text:style-name="L5">
        <text:list-item text:start-value="1">
          <text:p text:style-name="P24"><text:span text:style-name="T4">Select </text:span><text:span text:style-name="T1">Help → Install New Software... </text:span><text:span text:style-name="T4">and add SOA Tools update site https://devstudio.jboss.com/updates/5.0/</text:span><text:span text:style-name="T4">central</text:span><text:span text:style-name="T4">/soa-tooling/</text:span></text:p>
        </text:list-item>
        <text:list-item>
          <text:p text:style-name="P25"><text:span text:style-name="T9">Select </text:span><text:span text:style-name="T11">Business Rules Tooling &amp; SOA and Data Services Tooling (all sub-menu items will be selected) </text:span><text:span text:style-name="T10">and proceed thru installation and restart JBoss Developer Studio to complete the installation. You will be told to restart JBoss Developer Studio for the changes to take effect, do this now.</text:span></text:p>
          <text:p text:style-name="P26"/>
        </text:list-item>
      </text:list>
      <text:p text:style-name="P4">Detect and add a BRMS 5.3.1 runtime environment</text:p>
      <text:list xml:id="list891814667" text:style-name="L6">
        <text:list-item>
          <text:p text:style-name="P27"><text:span text:style-name="T4">Select </text:span><text:span text:style-name="T1">Preferences</text:span><text:span text:style-name="T4"> from the </text:span><text:span text:style-name="T1">Window</text:span><text:span text:style-name="T4"> menu.</text:span></text:p>
        </text:list-item>
        <text:list-item>
          <text:p text:style-name="P27"><text:span text:style-name="T4">In the left hand side, expand </text:span><text:span text:style-name="T1">JBoss Tools</text:span><text:span text:style-name="T4"> and then select </text:span><text:span text:style-name="T1">JBoss Tool Runtime Detection</text:span></text:p>
        </text:list-item>
        <text:list-item>
          <text:p text:style-name="P27"><text:span text:style-name="T4">Select the </text:span><text:span text:style-name="T1">Add</text:span><text:span text:style-name="T4"> button and navigate to the </text:span><text:span text:style-name="T1">brms-coolstore-demo/target</text:span><text:span text:style-name="T4"> folder (</text:span><text:span text:style-name="T5">not</text:span><text:span text:style-name="T4"> brms-coolstore-demo/projects/brms-coolstore-demo/target), then select </text:span><text:span text:style-name="T1">OK</text:span><text:span text:style-name="T4">.</text:span></text:p>
        </text:list-item>
        <text:list-item>
          <text:p text:style-name="P27"><text:span text:style-name="T4">The </text:span><text:span text:style-name="T1">jboss-eap-6.0</text:span><text:span text:style-name="T4"> runtime created earlier should have been found and selected. <text:s/>If so, select </text:span><text:span text:style-name="T1">OK</text:span><text:span text:style-name="T4">.</text:span></text:p>
        </text:list-item>
        <text:list-item>
          <text:p text:style-name="P27"><text:span text:style-name="T4">Select </text:span><text:span text:style-name="T1">OK</text:span><text:span text:style-name="T4"> again to close the Preferences dialog window.</text:span></text:p>
          <text:p text:style-name="P15"/>
        </text:list-item>
      </text:list>
      <text:p text:style-name="P4">Detect and add jBPM BRMS 5.3.1 runtime environment</text:p>
      <text:list xml:id="list1620441164" text:style-name="L7">
        <text:list-item>
          <text:p text:style-name="P28"><text:span text:style-name="T4">Select </text:span><text:span text:style-name="T1">Preferences</text:span><text:span text:style-name="T4"> from the </text:span><text:span text:style-name="T1">Window</text:span><text:span text:style-name="T4"> menu.</text:span></text:p>
        </text:list-item>
        <text:list-item>
          <text:p text:style-name="P28"><text:span text:style-name="T4">In the left hand side, expand j</text:span><text:span text:style-name="T1">BPM</text:span><text:span text:style-name="T4"> and then select </text:span><text:span text:style-name="T1">Installed jBPM Runtimes</text:span></text:p>
        </text:list-item>
        <text:list-item>
          <text:p text:style-name="P28"><text:soft-page-break/><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oolstore-demo/target/jboss-eap-6.0</text:span><text:span text:style-name="T4"> folder, then name the runtime </text:span><text:span text:style-name="T1">jBPM BRMS 5.3.1 runtime </text:span><text:span text:style-name="T4">and</text:span><text:span text:style-name="T1"> </text:span><text:span text:style-name="T4">select </text:span><text:span text:style-name="T1">OK</text:span><text:span text:style-name="T4">.</text:span></text:p>
        </text:list-item>
        <text:list-item>
          <text:p text:style-name="P28"><text:span text:style-name="T4">The </text:span><text:span text:style-name="T1">jBPM BRMS 5.3.1 runtime</text:span><text:span text:style-name="T4"> should be selected. <text:s/>If so, select </text:span><text:span text:style-name="T1">OK </text:span><text:span text:style-name="T4">to close the Preferences dialog window. If not, click box to add check mark next to runtime and then select OK.</text:span></text:p>
        </text:list-item>
        <text:list-item>
          <text:p text:style-name="P21">If asked to restart JBoss Developer Studio for the changes to take effect, restart.</text:p>
          <text:p text:style-name="P21"/>
        </text:list-item>
      </text:list>
      <text:p text:style-name="P4">Detect and add Drools 5.3.1 runtime environment</text:p>
      <text:list xml:id="list760679989" text:continue-list="list1620441164" text:style-name="L7">
        <text:list-item text:start-value="1">
          <text:p text:style-name="P28"><text:span text:style-name="T4">Select </text:span><text:span text:style-name="T1">Preferences</text:span><text:span text:style-name="T4"> from the </text:span><text:span text:style-name="T1">Window</text:span><text:span text:style-name="T4"> menu.</text:span></text:p>
        </text:list-item>
        <text:list-item>
          <text:p text:style-name="P28"><text:span text:style-name="T4">In the left hand side, expand </text:span><text:span text:style-name="T1">Drools</text:span><text:span text:style-name="T4"> and then select </text:span><text:span text:style-name="T1">Installed Drools Runtimes</text:span></text:p>
        </text:list-item>
        <text:list-item>
          <text:p text:style-name="P28"><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oolstore-demo/target/jboss-eap-6.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8"><text:span text:style-name="T4">Select the </text:span><text:span text:style-name="T1">Drools 5.3.1.Final runtime.</text:span></text:p>
        </text:list-item>
        <text:list-item>
          <text:p text:style-name="P28"><text:span text:style-name="T4">In </text:span><text:span text:style-name="T1">Drools </text:span><text:span text:style-name="T4">in the left hand side menu select </text:span><text:span text:style-name="T1">Drools Flow nodes</text:span><text:span text:style-name="T4">, make sure all boxes are checked and select </text:span><text:span text:style-name="T1">OK </text:span><text:span text:style-name="T4">to close the Preferences dialog window.</text:span></text:p>
        </text:list-item>
        <text:list-item>
          <text:p text:style-name="P16">You will be told to restart JBoss Developer Studio for the changes to take effect, do this now.</text:p>
          <text:p text:style-name="P16"/>
        </text:list-item>
      </text:list>
      <text:p text:style-name="P4">Import Projects</text:p>
      <text:list xml:id="list526888255" text:style-name="L8">
        <text:list-item>
          <text:p text:style-name="P29"><text:span text:style-name="T4">Select </text:span><text:span text:style-name="T1">Import...</text:span><text:span text:style-name="T4"> from the </text:span><text:span text:style-name="T1">File</text:span><text:span text:style-name="T4"> menu.</text:span></text:p>
        </text:list-item>
        <text:list-item>
          <text:p text:style-name="P29"><text:span text:style-name="T4">Expand the </text:span><text:span text:style-name="T1">General</text:span><text:span text:style-name="T4"> folder, and then select </text:span><text:span text:style-name="T1">Existing Projects into Workspace</text:span></text:p>
        </text:list-item>
        <text:list-item>
          <text:p text:style-name="P29"><text:span text:style-name="T4">Select the </text:span><text:span text:style-name="T1">Browse</text:span><text:span text:style-name="T4"> button to </text:span><text:span text:style-name="T1">Select root directory</text:span><text:span text:style-name="T4">, you should be in the </text:span><text:span text:style-name="T1">brms-coolstore-demo</text:span><text:span text:style-name="T4"> folder (if not, then navigate there) and then select </text:span><text:span text:style-name="T1">OK</text:span><text:span text:style-name="T4">.</text:span></text:p>
        </text:list-item>
        <text:list-item>
          <text:p text:style-name="P29"><text:span text:style-name="T4">Make sure the project </text:span><text:span text:style-name="T1">brms-coolstore-demo </text:span><text:span text:style-name="T4">is selected and then select </text:span><text:span text:style-name="T1">Finish</text:span><text:span text:style-name="T4">.</text:span></text:p>
        </text:list-item>
        <text:list-item>
          <text:p text:style-name="P17">The project is now imported.</text:p>
        </text:list-item>
      </text:list>
      <text:h text:style-name="P32" text:outline-level="2">Start the JBoss Enterprise BRMS Platform</text:h>
      <text:p text:style-name="P4">In this section, you will start the server from within JBoss Developer Studio.</text:p>
      <text:list xml:id="list626944720" text:style-name="L9">
        <text:list-item>
          <text:p text:style-name="P18">Select the <text:span text:style-name="T1">Servers</text:span> view</text:p>
        </text:list-item>
        <text:list-item>
          <text:p text:style-name="P18">You should see the <text:span text:style-name="T1">JBoss EAP 6.0 Runtime Server</text:span> you created earlier.</text:p>
        </text:list-item>
        <text:list-item>
          <text:p text:style-name="P18">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170751360" text:style-name="L10">
        <text:list-item>
          <text:p text:style-name="P37">Open up your Web browser of choice and navigate to <text:a xlink:type="simple" xlink:href="http://localhost:8080/jboss-brms/"><text:span text:style-name="T1">http://localhost:8080/jboss-brms/</text:span></text:a> </text:p>
        </text:list-item>
        <text:list-item>
          <text:p text:style-name="P35">Use the default credentials of <text:span text:style-name="T1">admin</text:span>/<text:span text:style-name="T1">admin</text:span></text:p>
        </text:list-item>
        <text:list-item>
          <text:p text:style-name="P35"><text:soft-page-break/>Upon logging in, you will see the following prompt<text:span text:style-name="T7">:<text:line-break/><text:line-break/>This looks like a brand new repository.</text:span></text:p>
          <text:p text:style-name="P35"><text:span text:style-name="T7">Would you like to install a sample repository?<text:line-break/></text:span><text:span text:style-name="T8"><text:line-break/></text:span><text:span text:style-name="T8">Important: Please be sure to select </text:span><text:span text:style-name="T2">No thanks.</text:span></text:p>
        </text:list-item>
        <text:list-item>
          <text:p text:style-name="P36">Select the <text:span text:style-name="T1">Administration</text:span> section on the left hand side</text:p>
        </text:list-item>
        <text:list-item>
          <text:p text:style-name="P36">From the <text:span text:style-name="T1">Administration</text:span> list select <text:span text:style-name="T1">Import Export</text:span>. This will open the <text:span text:style-name="T1">Import Export</text:span> window.</text:p>
        </text:list-item>
        <text:list-item>
          <text:p text:style-name="P36">Now select <text:span text:style-name="T1">Browse...</text:span> <text:tab/>and navigate to brms-coolstore-demo<text:span text:style-name="T1">/support</text:span> folder and select the <text:span text:style-name="T1">repository_export.zip</text:span> file.</text:p>
        </text:list-item>
        <text:list-item>
          <text:p text:style-name="P35"><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item>
          <text:p text:style-name="P22">Build the package by selecting from the left navigation <text:span text:style-name="T1">Knowledge Bases → Packages → com → redhat →coolstore → Edit tab → Build Package </text:span>button. </text:p>
        </text:list-item>
      </text:list>
      <text:h text:style-name="Heading_20_1" text:outline-level="1">Running the Demo </text:h>
      <text:h text:style-name="P32" text:outline-level="2">JBDS IDE unit test</text:h>
      <text:p text:style-name="P5">Unit Testing</text:p>
      <text:p text:style-name="P4">The following will run the demo process with two unit tests:</text:p>
      <text:list xml:id="list1338874501" text:style-name="L11">
        <text:list-item>
          <text:p text:style-name="P23">Right-click the <text:span text:style-name="T1">brms-coolstore-demo</text:span> project and select <text:span text:style-name="T1">Properties</text:span>.</text:p>
        </text:list-item>
        <text:list-item>
          <text:p text:style-name="P23">Select the <text:span text:style-name="T1">Maven</text:span> option in the tree on the left.</text:p>
        </text:list-item>
        <text:list-item>
          <text:p text:style-name="P23">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19"><text:span text:style-name="T8">Select the file </text:span><text:span text:style-name="T3">brms-coolstore-demo/Java Resources/src/test/java/com.redhat.coolstore.service.ShoppingCartServiceTest.java</text:span><text:span text:style-name="T8">, right click,</text:span> <text:span text:style-name="T1">Run As...</text:span>, <text:span text:style-name="T1">JUnit Test.</text:span></text:p>
        </text:list-item>
      </text:list>
      <text:p text:style-name="P6"><draw:frame draw:style-name="fr1" draw:name="Frame4" text:anchor-type="paragraph" svg:width="6.9252in" draw:z-index="0"><draw:text-box fo:min-height="1.0339in"><text:p text:style-name="Illustration">Illustration <text:sequence text:ref-name="refIllustration0" text:name="Illustration" text:formula="ooow:Illustration+1" style:num-format="1">1</text:sequence>: <text:span text:style-name="T2">ShoppingCartService</text:span><text:span text:style-name="T1">Test run</text:span></text:p><text:p text:style-name="P7"><draw:frame draw:style-name="fr2" draw:name="graphics1" text:anchor-type="paragraph" svg:width="5.7398in" svg:height="3.1563in" draw:z-index="1"><draw:image xlink:href="Pictures/10000000000002270000012F280D4373.png" xlink:type="simple" xlink:show="embed" xlink:actuate="onLoad"/></draw:frame></text:p></draw:text-box></draw:frame><text:soft-page-break/></text:p>
      <text:h text:style-name="P32" text:outline-level="2">BRMS BRM demo </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289661219" text:style-name="L12">
        <text:list-item>
          <text:p text:style-name="P31">Login with a user (admin, krisv, mary, john, erics available). To start fresh you can at any time import the original repository as follows: <text:span text:style-name="T1">Administration</text:span><text:span text:style-name="T4"> → </text:span><text:span text:style-name="T1">Import Export → Choose File -&gt;brms-coolstore-demo/support/repository-expor</text:span><text:span text:style-name="T3">t.zip</text:span><text:span text:style-name="T1"> → Import (Ok to pop-ups)</text:span></text:p>
        </text:list-item>
      </text:list>
      <text:h text:style-name="Heading_20_3" text:outline-level="3">Build package for deployment</text:h>
      <text:p text:style-name="Text_20_body">To build your package for deployment:</text:p>
      <text:list xml:id="list1496883405" text:style-name="L13">
        <text:list-item>
          <text:p text:style-name="P20">Build package: <text:span text:style-name="T1">Knowledge Bases → Packages → </text:span><text:span text:style-name="T3">com → redhat →coolstore</text:span><text:span text:style-name="T1"> → Edit tab → Build Package </text:span>button. </text:p>
        </text:list-item>
      </text:list>
      <text:h text:style-name="P32" text:outline-level="2">Cool Store Demo deployment</text:h>
      <text:p text:style-name="P4">In this section, you will deploy the application to the server from within JBoss Developer Studio.</text:p>
      <text:list xml:id="list1383397864" text:continue-list="list626944720" text:style-name="L9">
        <text:list-item text:start-value="1">
          <text:p text:style-name="P18">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8">If the server is not running, right click on <text:span text:style-name="T1">JBoss EAP 6.0 Runtime Server</text:span> and select Start from <text:soft-page-break/>the pop-up menu. In a few moments your JBoss Enterprise BRMS Platform will be running.</text:p>
        </text:list-item>
        <text:list-item>
          <text:p text:style-name="P18">Right-click on <text:span text:style-name="T1">JBoss EAP 6.0 Runtime Server</text:span> and select <text:span text:style-name="T1">Add and Remove</text:span>... from the pop-up menu.</text:p>
        </text:list-item>
        <text:list-item>
          <text:p text:style-name="P18">Select <text:span text:style-name="T1">brms-coolstore-demo</text:span> from the list of Available resources and click the <text:span text:style-name="T1">Add &gt;</text:span> button to move it to the Configured resources section.</text:p>
        </text:list-item>
        <text:list-item>
          <text:p text:style-name="P30"><text:span text:style-name="T4">Click </text:span><text:span text:style-name="T1">Finish</text:span><text:span text:style-name="T4">.</text:span></text:p>
        </text:list-item>
      </text:list>
      <text:h text:style-name="P32" text:outline-level="2">Cool Store Demo deployment</text:h>
      <text:list xml:id="list160948584" text:continue-list="list1383397864" text:style-name="L9">
        <text:list-item text:start-value="1">
          <text:p text:style-name="P38"><text:span text:style-name="T4">Open up your Web browser of choice and navigate to </text:span><text:a xlink:type="simple" xlink:href="http://localhost:8080/brms-coolstore-demo"><text:span text:style-name="T4">http://localhost:8080/brms-coolstore-demo</text:span></text:a></text:p>
        </text:list-item>
      </text:list>
      <text:p text:style-name="P1"/>
      <text:p text:style-name="P1"><draw:frame draw:style-name="fr2" draw:name="graphics2" text:anchor-type="paragraph" svg:width="5.2673in" svg:height="2.6874in" draw:z-index="2"><draw:image xlink:href="Pictures/10000000000003DC00000204484F45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6T10:07:42</dc:date>
    <meta:editing-duration>P4DT1H50M28S</meta:editing-duration>
    <meta:editing-cycles>93</meta:editing-cycles>
    <meta:generator>LibreOffice/3.4$Unix LibreOffice_project/340m1$Build-402</meta:generator>
    <dc:creator>Jason Milliron</dc:creator>
    <meta:document-statistic meta:table-count="0" meta:image-count="2" meta:object-count="0" meta:page-count="7" meta:paragraph-count="132" meta:word-count="1671" meta:character-count="10783" meta:non-whitespace-character-count="9304"/>
  </office:meta>
</office:document-meta>
</file>